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Mono" svg:font-family="'Noto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Noto Mono" fo:font-size="9pt" style:font-size-asian="9pt" style:font-size-complex="9pt"/>
    </style:style>
    <style:style style:name="P2" style:family="paragraph" style:parent-style-name="Standard">
      <style:text-properties style:font-name="Noto Mono" fo:font-size="9pt" officeooo:rsid="000d2765" officeooo:paragraph-rsid="000d2765" style:font-size-asian="9pt" style:font-size-complex="9pt"/>
    </style:style>
    <style:style style:name="P3" style:family="paragraph" style:parent-style-name="Standard">
      <style:text-properties style:font-name="Noto Mono" fo:font-size="9pt" officeooo:rsid="000ea61a" officeooo:paragraph-rsid="000ea61a" style:font-size-asian="9pt" style:font-size-complex="9pt"/>
    </style:style>
    <style:style style:name="P4" style:family="paragraph" style:parent-style-name="Standard">
      <style:text-properties style:font-name="Noto Mono" fo:font-size="9pt" officeooo:rsid="0009acb1" officeooo:paragraph-rsid="0009acb1" style:font-size-asian="9pt" style:font-size-complex="9pt"/>
    </style:style>
    <style:style style:name="P5" style:family="paragraph" style:parent-style-name="Standard">
      <style:text-properties style:font-name="Noto Mono" fo:font-size="9pt" officeooo:rsid="0009acb1" officeooo:paragraph-rsid="000afdef" style:font-size-asian="9pt" style:font-size-complex="9pt"/>
    </style:style>
    <style:style style:name="P6" style:family="paragraph" style:parent-style-name="Standard">
      <style:text-properties style:font-name="Noto Mono" fo:font-size="9pt" officeooo:paragraph-rsid="000ecce5" style:font-size-asian="9pt" style:font-size-complex="9pt"/>
    </style:style>
    <style:style style:name="P7" style:family="paragraph" style:parent-style-name="Standard">
      <style:text-properties style:font-name="Noto Mono" fo:font-size="9pt" officeooo:rsid="000ecce5" officeooo:paragraph-rsid="000ecce5" style:font-size-asian="9pt" style:font-size-complex="9pt"/>
    </style:style>
    <style:style style:name="P8" style:family="paragraph" style:parent-style-name="Standard">
      <style:text-properties style:font-name="Noto Mono" fo:font-size="9pt" officeooo:rsid="000ecce5" officeooo:paragraph-rsid="000edf71" style:font-size-asian="9pt" style:font-size-complex="9pt"/>
    </style:style>
    <style:style style:name="P9" style:family="paragraph" style:parent-style-name="Standard">
      <style:text-properties style:font-name="Noto Mono" fo:font-size="9pt" officeooo:rsid="000ecce5" officeooo:paragraph-rsid="000fd41c" style:font-size-asian="9pt" style:font-size-complex="9pt"/>
    </style:style>
    <style:style style:name="P10" style:family="paragraph" style:parent-style-name="Standard">
      <style:text-properties style:font-name="Noto Mono" fo:font-size="9pt" officeooo:rsid="000ecce5" officeooo:paragraph-rsid="001484ce" style:font-size-asian="9pt" style:font-size-complex="9pt"/>
    </style:style>
    <style:style style:name="P11" style:family="paragraph" style:parent-style-name="Standard">
      <style:text-properties style:font-name="Noto Mono" fo:font-size="9pt" officeooo:rsid="000edf71" officeooo:paragraph-rsid="000edf71" style:font-size-asian="9pt" style:font-size-complex="9pt"/>
    </style:style>
    <style:style style:name="P12" style:family="paragraph" style:parent-style-name="Standard">
      <style:text-properties style:font-name="Noto Mono" fo:font-size="9pt" officeooo:rsid="000fd41c" officeooo:paragraph-rsid="000fd41c" style:font-size-asian="9pt" style:font-size-complex="9pt"/>
    </style:style>
    <style:style style:name="P13" style:family="paragraph" style:parent-style-name="Standard">
      <style:text-properties style:font-name="Noto Mono" fo:font-size="9pt" officeooo:paragraph-rsid="000fd41c" style:font-size-asian="9pt" style:font-size-complex="9pt"/>
    </style:style>
    <style:style style:name="P14" style:family="paragraph" style:parent-style-name="Standard">
      <style:text-properties style:font-name="Noto Mono" fo:font-size="9pt" officeooo:paragraph-rsid="00103591" style:font-size-asian="9pt" style:font-size-complex="9pt"/>
    </style:style>
    <style:style style:name="P15" style:family="paragraph" style:parent-style-name="Standard">
      <style:text-properties style:font-name="Noto Mono" fo:font-size="9pt" officeooo:paragraph-rsid="0011636d" style:font-size-asian="9pt" style:font-size-complex="9pt"/>
    </style:style>
    <style:style style:name="P16" style:family="paragraph" style:parent-style-name="Standard">
      <style:text-properties style:font-name="Noto Mono" fo:font-size="9pt" officeooo:paragraph-rsid="0011a381" style:font-size-asian="9pt" style:font-size-complex="9pt"/>
    </style:style>
    <style:style style:name="P17" style:family="paragraph" style:parent-style-name="Standard">
      <style:text-properties style:font-name="Noto Mono" fo:font-size="9pt" officeooo:rsid="001484ce" officeooo:paragraph-rsid="001484ce" style:font-size-asian="9pt" style:font-size-complex="9pt"/>
    </style:style>
    <style:style style:name="P18" style:family="paragraph" style:parent-style-name="Standard">
      <style:text-properties style:font-name="Noto Mono" fo:font-size="9pt" officeooo:paragraph-rsid="001484ce" style:font-size-asian="9pt" style:font-size-complex="9pt"/>
    </style:style>
    <style:style style:name="P19" style:family="paragraph" style:parent-style-name="Standard">
      <style:text-properties fo:color="#000000" style:font-name="Noto Mono" fo:font-size="9pt" style:font-size-asian="9pt" style:font-size-complex="9pt"/>
    </style:style>
    <style:style style:name="P20" style:family="paragraph" style:parent-style-name="Standard">
      <style:text-properties fo:color="#000000" style:font-name="Noto Mono" fo:font-size="9pt" officeooo:paragraph-rsid="000de93a" style:font-size-asian="9pt" style:font-size-complex="9pt"/>
    </style:style>
    <style:style style:name="P21" style:family="paragraph" style:parent-style-name="Standard">
      <style:text-properties fo:color="#000000" style:font-name="Noto Mono" fo:font-size="9pt" officeooo:paragraph-rsid="000ea61a" style:font-size-asian="9pt" style:font-size-complex="9pt"/>
    </style:style>
    <style:style style:name="P22" style:family="paragraph" style:parent-style-name="Standard">
      <style:text-properties fo:color="#000000" style:font-name="Noto Mono" fo:font-size="9pt" officeooo:paragraph-rsid="000afdef" style:font-size-asian="9pt" style:font-size-complex="9pt"/>
    </style:style>
    <style:style style:name="P23" style:family="paragraph" style:parent-style-name="Standard">
      <style:paragraph-properties fo:text-align="justify" style:justify-single-word="false"/>
      <style:text-properties fo:color="#000000" style:font-name="Noto Mono" fo:font-size="9pt" officeooo:rsid="000ea61a" officeooo:paragraph-rsid="0011636d" style:font-size-asian="9pt" style:font-size-complex="9pt"/>
    </style:style>
    <style:style style:name="P24" style:family="paragraph" style:parent-style-name="Standard">
      <style:paragraph-properties fo:text-align="justify" style:justify-single-word="false"/>
      <style:text-properties fo:color="#000000" style:font-name="Noto Mono" fo:font-size="9pt" officeooo:rsid="0011636d" officeooo:paragraph-rsid="0011636d" style:font-size-asian="9pt" style:font-size-complex="9pt"/>
    </style:style>
    <style:style style:name="P25" style:family="paragraph" style:parent-style-name="Standard">
      <style:text-properties style:font-name="Noto Mono" fo:font-size="9pt" officeooo:rsid="000ecce5" style:font-size-asian="9pt" style:font-size-complex="9pt"/>
    </style:style>
    <style:style style:name="P26" style:family="paragraph" style:parent-style-name="Standard">
      <style:paragraph-properties fo:text-align="justify" style:justify-single-word="false"/>
      <style:text-properties style:font-name="Noto Mono" fo:font-size="9pt" officeooo:rsid="000ecce5" officeooo:paragraph-rsid="000ecce5" style:font-size-asian="9pt" style:font-size-complex="9pt"/>
    </style:style>
    <style:style style:name="P27" style:family="paragraph" style:parent-style-name="Standard">
      <style:paragraph-properties fo:text-align="justify" style:justify-single-word="false"/>
      <style:text-properties style:font-name="Noto Mono" fo:font-size="9pt" officeooo:rsid="000ecce5" officeooo:paragraph-rsid="000edf71" style:font-size-asian="9pt" style:font-size-complex="9pt"/>
    </style:style>
    <style:style style:name="P28" style:family="paragraph" style:parent-style-name="Standard">
      <style:text-properties style:font-name="Noto Mono" fo:font-size="9pt" officeooo:rsid="000fd41c" officeooo:paragraph-rsid="00103591" style:font-size-asian="9pt" style:font-size-complex="9pt"/>
    </style:style>
    <style:style style:name="P29" style:family="paragraph" style:parent-style-name="Standard">
      <style:text-properties style:font-name="Noto Mono" fo:font-size="9pt" officeooo:rsid="000fd41c" officeooo:paragraph-rsid="000fd41c" style:font-size-asian="9pt" style:font-size-complex="9pt"/>
    </style:style>
    <style:style style:name="P30" style:family="paragraph" style:parent-style-name="Standard">
      <style:paragraph-properties fo:text-align="justify" style:justify-single-word="false"/>
      <style:text-properties fo:color="#000000" style:font-name="Noto Mono" fo:font-size="9pt" officeooo:rsid="000ecce5" officeooo:paragraph-rsid="0011636d" style:font-size-asian="9pt" style:font-size-complex="9pt"/>
    </style:style>
    <style:style style:name="P31" style:family="paragraph" style:parent-style-name="Standard">
      <style:paragraph-properties fo:text-align="justify" style:justify-single-word="false"/>
      <style:text-properties fo:color="#000000" style:font-name="Noto Mono" fo:font-size="9pt" officeooo:rsid="000ecce5" officeooo:paragraph-rsid="001484ce" style:font-size-asian="9pt" style:font-size-complex="9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79bf7" style:font-style-asian="italic" style:font-style-complex="italic"/>
    </style:style>
    <style:style style:name="T3" style:family="text">
      <style:text-properties fo:font-style="italic" officeooo:rsid="0008384d" style:font-style-asian="italic" style:font-style-complex="italic"/>
    </style:style>
    <style:style style:name="T4" style:family="text">
      <style:text-properties fo:font-style="italic" officeooo:rsid="0009acb1" style:font-style-asian="italic" style:font-style-complex="italic"/>
    </style:style>
    <style:style style:name="T5" style:family="text">
      <style:text-properties fo:font-style="italic" officeooo:rsid="000afdef" style:font-style-asian="italic" style:font-style-complex="italic"/>
    </style:style>
    <style:style style:name="T6" style:family="text">
      <style:text-properties fo:font-style="italic" officeooo:rsid="000d2765" style:font-style-asian="italic" style:font-style-complex="italic"/>
    </style:style>
    <style:style style:name="T7" style:family="text">
      <style:text-properties fo:font-style="italic" officeooo:rsid="000de93a" style:font-style-asian="italic" style:font-style-complex="italic"/>
    </style:style>
    <style:style style:name="T8" style:family="text">
      <style:text-properties fo:font-style="italic" officeooo:rsid="000ea61a" style:font-style-asian="italic" style:font-style-complex="italic"/>
    </style:style>
    <style:style style:name="T9" style:family="text">
      <style:text-properties fo:font-style="italic" officeooo:rsid="0011a381" style:font-style-asian="italic" style:font-style-complex="italic"/>
    </style:style>
    <style:style style:name="T10" style:family="text">
      <style:text-properties fo:color="#000000"/>
    </style:style>
    <style:style style:name="T11" style:family="text">
      <style:text-properties fo:color="#000000" fo:font-style="italic" officeooo:rsid="000ea61a" style:font-style-asian="italic" style:font-style-complex="italic"/>
    </style:style>
    <style:style style:name="T12" style:family="text">
      <style:text-properties officeooo:rsid="0008384d"/>
    </style:style>
    <style:style style:name="T13" style:family="text">
      <style:text-properties officeooo:rsid="0009acb1"/>
    </style:style>
    <style:style style:name="T14" style:family="text">
      <style:text-properties officeooo:rsid="000afdef"/>
    </style:style>
    <style:style style:name="T15" style:family="text">
      <style:text-properties officeooo:rsid="000d2765"/>
    </style:style>
    <style:style style:name="T16" style:family="text">
      <style:text-properties officeooo:rsid="000de93a"/>
    </style:style>
    <style:style style:name="T17" style:family="text">
      <style:text-properties officeooo:rsid="000ea61a"/>
    </style:style>
    <style:style style:name="T18" style:family="text">
      <style:text-properties officeooo:rsid="000fd41c"/>
    </style:style>
    <style:style style:name="T19" style:family="text">
      <style:text-properties officeooo:rsid="00103591"/>
    </style:style>
    <style:style style:name="T20" style:family="text">
      <style:text-properties officeooo:rsid="0011636d"/>
    </style:style>
    <style:style style:name="T21" style:family="text">
      <style:text-properties officeooo:rsid="0011a381"/>
    </style:style>
    <style:style style:name="T22" style:family="text">
      <style:text-properties officeooo:rsid="001484ce"/>
    </style:style>
    <style:style style:name="T23" style:family="text">
      <style:text-properties officeooo:rsid="001935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Istanbul University <text:s text:c="59"/>E<text:span text:style-name="T23">mre </text:span>Erinç</text:p>
      <text:p text:style-name="P25">Computer Engineering <text:s text:c="60"/>May 2019</text:p>
      <text:p text:style-name="P7">Lesson: Ağ Programlama</text:p>
      <text:p text:style-name="P7">Project: Catch The Figure</text:p>
      <text:p text:style-name="P1"/>
      <text:p text:style-name="P1"/>
      <text:p text:style-name="P17">Description of this document</text:p>
      <text:p text:style-name="P1"/>
      <text:p text:style-name="P1"><text:tab/><text:span text:style-name="T22">This document specifies how it works on server and client for lesson project. <text:tab/>Socket operations doing with Java Netty Framework, GUI design and operations doing <text:tab/>with Java Swing API.</text:span></text:p>
      <text:p text:style-name="P1"/>
      <text:p text:style-name="P1"/>
      <text:p text:style-name="P1"/>
      <text:p text:style-name="P7">Table of Contents</text:p>
      <text:p text:style-name="P7"/>
      <text:p text:style-name="P7"><text:tab/>1. Introduction………………………………………………………………………………………………………………………………………………1</text:p>
      <text:p text:style-name="P7"><text:tab/>2. States………………………………………………………………………………………………………………………………………………………………<text:span text:style-name="T20">1</text:span></text:p>
      <text:p text:style-name="P9"><text:tab/><text:span text:style-name="T18">3</text:span>. States <text:span text:style-name="T20">Descriptions</text:span>……………………………………………………………………………………………………………………………<text:span text:style-name="T20">2</text:span></text:p>
      <text:p text:style-name="P8"><text:tab/><text:tab/>3.1. USR………………………………………………………………………………………………………………………………………………<text:span text:style-name="T20">2</text:span></text:p>
      <text:p text:style-name="P8"><text:tab/><text:tab/>3.2. MSG………………………………………………………………………………………………………………………………………………<text:span text:style-name="T20">3</text:span></text:p>
      <text:p text:style-name="P8"><text:tab/><text:tab/>3.3. CMD………………………………………………………………………………………………………………………………………………<text:span text:style-name="T20">4</text:span></text:p>
      <text:p text:style-name="P8"><text:tab/><text:tab/>3.4. SYS………………………………………………………………………………………………………………………………………………<text:span text:style-name="T20">5</text:span></text:p>
      <text:p text:style-name="P10"><text:tab/><text:tab/>3.<text:span text:style-name="T22">5</text:span>. <text:span text:style-name="T22">LOG</text:span>………………………………………………………………………………………………………………………………………………<text:span text:style-name="T20">5</text:span><text:tab/></text:p>
      <text:p text:style-name="P1"><text:tab/><text:tab/></text:p>
      <text:p text:style-name="P1"/>
      <text:p text:style-name="P1"/>
      <text:p text:style-name="P11"><text:span text:style-name="T18">1. </text:span>Introduction</text:p>
      <text:p text:style-name="P11"/>
      <text:p text:style-name="P11"><text:tab/>Created a protocol for a lesson project. Protocol based on Java Netty Framework <text:tab/>for socket messages. </text:p>
      <text:p text:style-name="P1"/>
      <text:p text:style-name="P1"/>
      <text:p text:style-name="P1"/>
      <text:p text:style-name="P12">2. States</text:p>
      <text:p text:style-name="P12"/>
      <text:p text:style-name="P12"><text:tab/>USR</text:p>
      <text:p text:style-name="P12"><text:tab/>MSG</text:p>
      <text:p text:style-name="P12"><text:tab/><text:tab/>-ls</text:p>
      <text:p text:style-name="P12"><text:tab/><text:tab/>message</text:p>
      <text:p text:style-name="P12"><text:tab/>CMD</text:p>
      <text:p text:style-name="P12"><text:tab/><text:tab/>CREATED</text:p>
      <text:p text:style-name="P12"><text:tab/><text:tab/>CLICKED</text:p>
      <text:p text:style-name="P12"><text:tab/><text:tab/>START</text:p>
      <text:p text:style-name="P12"><text:tab/><text:tab/>RESULT</text:p>
      <text:p text:style-name="P12"><text:tab/>SYS</text:p>
      <text:p text:style-name="P1"/>
      <text:p text:style-name="P1"/>
      <text:p text:style-name="P1"/>
      <text:p text:style-name="P28"><text:s text:c="7"/>|-----| <text:s text:c="5"/>|-----| <text:s text:c="5"/>|-----| <text:s text:c="11"/>|-----| <text:s text:c="5"/>|-----| <text:s text:c="40"/></text:p>
      <text:p text:style-name="P12"><text:s text:c="7"/>| USR |-----&gt;| MSG |-----&gt;| CMD | <text:s text:c="11"/>| SYS |-----&gt;| LOG | <text:s text:c="33"/></text:p>
      <text:p text:style-name="P28"><text:s text:c="7"/>|-----| <text:s text:c="5"/>|-----| <text:s text:c="5"/>|-----| <text:s text:c="11"/>|-----| <text:s text:c="5"/>|-----| <text:s text:c="41"/></text:p>
      <text:p text:style-name="P12"><text:s text:c="23"/>| <text:s text:c="11"/>| <text:s text:c="17"/></text:p>
      <text:p text:style-name="P1"><text:s text:c="23"/><text:span text:style-name="T18">| <text:s text:c="11"/>|</text:span></text:p>
      <text:p text:style-name="P13"><text:s text:c="18"/><text:span text:style-name="T18">|---------| <text:s/>|---------|</text:span></text:p>
      <text:p text:style-name="P1"><text:s text:c="18"/><text:span text:style-name="T18">| message |</text:span> <text:s/><text:span text:style-name="T18">|</text:span> <text:span text:style-name="T18">CREATED |</text:span> <text:s text:c="101"/></text:p>
      <text:p text:style-name="P1"><text:s text:c="18"/><text:span text:style-name="T18">|---------|</text:span> <text:s/><text:span text:style-name="T18">|---------|</text:span> <text:s text:c="182"/></text:p>
      <text:p text:style-name="P1"><text:s text:c="23"/><text:span text:style-name="T19">|</text:span> <text:s text:c="11"/><text:span text:style-name="T18">|</text:span> <text:s text:c="65"/></text:p>
      <text:p text:style-name="P1"><text:s text:c="23"/><text:span text:style-name="T19">|</text:span> <text:s text:c="11"/><text:span text:style-name="T18">|</text:span> <text:s text:c="67"/></text:p>
      <text:p text:style-name="P1"><text:s text:c="23"/><text:span text:style-name="T19">|</text:span> <text:s text:c="11"/><text:span text:style-name="T18">|</text:span> <text:s text:c="64"/></text:p>
      <text:p text:style-name="P14"><text:s text:c="20"/><text:span text:style-name="T18">|-----| </text:span><text:s text:c="4"/><text:span text:style-name="T18">|-------|</text:span> <text:s text:c="5"/><text:span text:style-name="T18">|---------|</text:span> <text:s text:c="5"/><text:span text:style-name="T18">|--------|</text:span> <text:s text:c="65"/></text:p>
      <text:p text:style-name="P13"><text:s text:c="20"/><text:span text:style-name="T19">| -ls |</text:span> <text:s text:c="4"/><text:span text:style-name="T18">|</text:span> <text:span text:style-name="T18">START |-----&gt;| CLICKED |-----&gt;| RESULT |</text:span> <text:s text:c="69"/></text:p>
      <text:p text:style-name="P13"><text:s text:c="20"/><text:span text:style-name="T19">|-----|</text:span> <text:s text:c="4"/><text:span text:style-name="T18">|-------|</text:span> <text:s text:c="5"/><text:span text:style-name="T18">|---------|</text:span> <text:s text:c="5"/><text:span text:style-name="T18">|--------|</text:span> <text:s text:c="58"/></text:p>
      <text:p text:style-name="P1"><text:s text:c="102"/></text:p>
      <text:p text:style-name="P1"><text:s text:c="95"/></text:p>
      <text:p text:style-name="P18"><text:s text:c="9"/></text:p>
      <text:p text:style-name="P18"><text:s text:c="77"/></text:p>
      <text:p text:style-name="P1"><text:s text:c="98"/></text:p>
      <text:p text:style-name="P26">Emre Erinç <text:s text:c="26"/>Catch The Figure <text:s/><text:tab/><text:tab/><text:tab/><text:tab/> <text:s/>[Page 1]</text:p>
      <text:p text:style-name="P27"><text:soft-page-break/><text:s text:c="37"/>Catch The Figure <text:s/><text:tab/><text:tab/><text:tab/><text:tab/> <text:s/>May 2019</text:p>
      <text:p text:style-name="P2"/>
      <text:p text:style-name="P17">3. State Descriptions</text:p>
      <text:p text:style-name="P2"/>
      <text:p text:style-name="P2"><text:span text:style-name="T20">3.1. </text:span>USR</text:p>
      <text:p text:style-name="P2"><text:tab/>Accept any user want to connect to server with nick name. If user the first member to connect to server, server assign him/her as a HOST. Other members assign as a SUBSCRIBER.</text:p>
      <text:p text:style-name="P2"><text:tab/></text:p>
      <text:p text:style-name="P2"><text:tab/>Participant Message :</text:p>
      <text:p text:style-name="P2"><text:tab/><text:tab/>"[USR] – <text:span text:style-name="T1">nick</text:span>"</text:p>
      <text:p text:style-name="P2"/>
      <text:p text:style-name="P1"><text:tab/>Server Message <text:span text:style-name="T15">(to joined member)</text:span> :</text:p>
      <text:p text:style-name="P19"><text:span text:style-name="T15"><text:tab/><text:tab/></text:span>"[SYS] - " + "WELCOME TO LOBBY!\r\n" +</text:p>
      <text:p text:style-name="P19"><text:s text:c="4"/><text:tab/><text:tab/>"[SYS] - " + "YOUR INFO : <text:span text:style-name="T6">ip:port</text:span>\r\n" +</text:p>
      <text:p text:style-name="P19"><text:s text:c="4"/><text:tab/><text:tab/>"[SYS] - Server Time : <text:span text:style-name="T6">serverTime</text:span>\r\n" +</text:p>
      <text:p text:style-name="P19"><text:s text:c="4"/><text:tab/><text:tab/>"[SYS] - Client Role : &lt;&lt;HOST&gt;&gt; <text:span text:style-name="T15">or </text:span>&lt;&lt;SUBSCRIBER&gt;&gt; \r\n"</text:p>
      <text:p text:style-name="P19"/>
      <text:p text:style-name="P19"><text:tab/><text:span text:style-name="T15">Server Message (to all participants) :</text:span></text:p>
      <text:p text:style-name="P19"><text:tab/><text:tab/>"[SYS] - A new user has joined\n"</text:p>
      <text:p text:style-name="P19"/>
      <text:p text:style-name="P19"><text:tab/><text:span text:style-name="T16">Server Message (when disconnect member) :</text:span></text:p>
      <text:p text:style-name="P20"><text:tab/><text:tab/>"[SYS] - <text:span text:style-name="T16">&lt;&lt;</text:span><text:span text:style-name="T7">nick</text:span><text:span text:style-name="T16">&gt;&gt; has left</text:span>\n"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6">Emre Erinç <text:s text:c="26"/>Catch The Figure <text:s/><text:tab/><text:tab/><text:tab/><text:tab/> <text:s/>[Page 2]</text:p>
      <text:p text:style-name="P27"><text:soft-page-break/><text:s text:c="37"/>Catch The Figure <text:s/><text:tab/><text:tab/><text:tab/><text:tab/> <text:s/>May 2019</text:p>
      <text:p text:style-name="P3"/>
      <text:p text:style-name="P3"><text:span text:style-name="T20">3.2. </text:span>MSG</text:p>
      <text:p text:style-name="P3"><text:tab/>Communication messages between members.</text:p>
      <text:p text:style-name="P3"/>
      <text:p text:style-name="P3"><text:tab/>Participant Message :</text:p>
      <text:p text:style-name="P19"><text:span text:style-name="T17"><text:tab/><text:tab/></text:span>"[MSG] <text:span text:style-name="T8">message</text:span>\r\n"</text:p>
      <text:p text:style-name="P19"/>
      <text:p text:style-name="P19"><text:tab/><text:span text:style-name="T17">Server Message :</text:span></text:p>
      <text:p text:style-name="P19"><text:tab/><text:tab/>"[MSG] - &lt;&lt;<text:span text:style-name="T8">sender</text:span><text:span text:style-name="T17">&gt;</text:span>&gt; <text:span text:style-name="T1">message</text:span>\n"</text:p>
      <text:p text:style-name="P19"/>
      <text:p text:style-name="P21"><text:tab/><text:span text:style-name="T17">If any member want learn how many member at lobby, message need to contain "-ls" <text:tab/>parameter. <text:s/></text:span></text:p>
      <text:p text:style-name="P19"><text:tab/></text:p>
      <text:p text:style-name="P19"><text:tab/><text:span text:style-name="T17">Server Message :</text:span></text:p>
      <text:p text:style-name="P1"><text:span text:style-name="T10"><text:tab/><text:tab/>"Connected User List : </text:span><text:span text:style-name="T11">userList</text:span><text:span text:style-name="T10">\n"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6">Emre Erinç <text:s text:c="26"/>Catch The Figure <text:s/><text:tab/><text:tab/><text:tab/><text:tab/> <text:s/>[Page 3]</text:p>
      <text:p text:style-name="P27"><text:soft-page-break/><text:s text:c="37"/>Catch The Figure <text:s/><text:tab/><text:tab/><text:tab/><text:tab/> <text:s/>May 2019</text:p>
      <text:p text:style-name="P6"/>
      <text:p text:style-name="P2"><text:span text:style-name="T20">3.3. </text:span>CMD</text:p>
      <text:p text:style-name="P1"/>
      <text:p text:style-name="P1">CREATED : <text:span text:style-name="T20">G</text:span>ive figure creation info from host user and send this information to all <text:tab/>participants.</text:p>
      <text:p text:style-name="P1"/>
      <text:p text:style-name="P1"><text:tab/>Host Message :</text:p>
      <text:p text:style-name="P1"><text:tab/><text:tab/>"[CMD] - CREATED " +</text:p>
      <text:p text:style-name="P1"><text:s text:c="4"/><text:tab/><text:tab/>"| Type : &lt;&lt;<text:span text:style-name="T2">figureType</text:span>&gt;&gt; " +</text:p>
      <text:p text:style-name="P1"><text:s text:c="4"/><text:tab/><text:tab/>"| Color : &lt;&lt;<text:span text:style-name="T2">figureColor</text:span>&gt;&gt; " +</text:p>
      <text:p text:style-name="P1"><text:s text:c="4"/><text:tab/><text:tab/>"| Bounds : &lt;&lt;"<text:span text:style-name="T2">figureBounds</text:span>&gt;&gt; " +</text:p>
      <text:p text:style-name="P1"><text:s text:c="4"/><text:tab/><text:tab/>"| FigureCreation : &lt;&lt;<text:span text:style-name="T2">figureCreatedAt</text:span>&gt;&gt; \r\n"</text:p>
      <text:p text:style-name="P1"/>
      <text:p text:style-name="P1"><text:tab/>Participant Message <text:span text:style-name="T12">From Server </text:span>:</text:p>
      <text:p text:style-name="P1"><text:tab/><text:tab/>"[SYS] - &lt;&lt;<text:span text:style-name="T3">host</text:span>&gt;&gt; CREATED " +</text:p>
      <text:p text:style-name="P1"><text:s text:c="4"/><text:tab/><text:tab/>"| Type : &lt;&lt;<text:span text:style-name="T3">figureType</text:span>&gt;&gt; " +</text:p>
      <text:p text:style-name="P1"><text:s text:c="4"/><text:tab/><text:tab/>"| Color : &lt;&lt;<text:span text:style-name="T3">figureColor</text:span>&gt;&gt; " +</text:p>
      <text:p text:style-name="P1"><text:s text:c="4"/><text:tab/><text:tab/>"| Bounds : &lt;&lt;<text:span text:style-name="T3">figureBounds</text:span>&gt;&gt; " +</text:p>
      <text:p text:style-name="P1"><text:s text:c="4"/><text:tab/><text:tab/>"| FigureCreation : &lt;&lt;<text:span text:style-name="T3">figureCreatedAt</text:span>&gt;&gt; \r\n"</text:p>
      <text:p text:style-name="P1"/>
      <text:p text:style-name="P15">START : Take game start command <text:span text:style-name="T13">from host user and send to all participants.</text:span></text:p>
      <text:p text:style-name="P15"/>
      <text:p text:style-name="P15"><text:tab/><text:span text:style-name="T13">Host Message :</text:span></text:p>
      <text:p text:style-name="P15"><text:span text:style-name="T12"><text:tab/><text:tab/></text:span>"[CMD] - START " +</text:p>
      <text:p text:style-name="P15"><text:s text:c="4"/><text:tab/><text:tab/>"| Interval : &lt;&lt;<text:span text:style-name="T4">figureCreationInterval</text:span>&gt;&gt; " +</text:p>
      <text:p text:style-name="P15"><text:s text:c="4"/><text:tab/><text:tab/>"| X : &lt;&lt;<text:span text:style-name="T4">windowHeigth</text:span>&gt;&gt; " +</text:p>
      <text:p text:style-name="P15"><text:s text:c="4"/><text:tab/><text:tab/>"| Y : &lt;&lt;<text:span text:style-name="T4">windowWidth</text:span>&gt;&gt; " +</text:p>
      <text:p text:style-name="P15"><text:s text:c="4"/><text:tab/><text:tab/>"| <text:span text:style-name="T13">Figure</text:span>Count : &lt;&lt;<text:span text:style-name="T4">figureCount</text:span>&gt;&gt; " +</text:p>
      <text:p text:style-name="P15"><text:s text:c="4"/><text:tab/><text:tab/>"| Points : &lt;&lt;<text:span text:style-name="T4">figurePoints</text:span>&gt;&gt;\r\n"</text:p>
      <text:p text:style-name="P15"/>
      <text:p text:style-name="P15"><text:tab/><text:span text:style-name="T13">Participant Message From Server :</text:span></text:p>
      <text:p text:style-name="P15"><text:span text:style-name="T12"><text:tab/><text:tab/></text:span>"[<text:span text:style-name="T13">SYS</text:span>] - &lt;&lt;<text:span text:style-name="T3">host</text:span>&gt;&gt; START<text:span text:style-name="T13">ED</text:span> " +</text:p>
      <text:p text:style-name="P15"><text:s text:c="4"/><text:tab/><text:tab/>"| Interval : &lt;&lt;<text:span text:style-name="T4">figureCreationInterval</text:span>&gt;&gt; " +</text:p>
      <text:p text:style-name="P15"><text:s text:c="4"/><text:tab/><text:tab/>"| X : &lt;&lt;<text:span text:style-name="T4">windowHeigth</text:span>&gt;&gt; " +</text:p>
      <text:p text:style-name="P15"><text:s text:c="4"/><text:tab/><text:tab/>"| Y : &lt;&lt;<text:span text:style-name="T4">windowWidth</text:span>&gt;&gt; " +</text:p>
      <text:p text:style-name="P15"><text:s text:c="4"/><text:tab/><text:tab/>"| <text:span text:style-name="T13">Figure</text:span>Count : &lt;&lt;<text:span text:style-name="T4">figureCount</text:span>&gt;&gt; " +</text:p>
      <text:p text:style-name="P15"><text:s text:c="4"/><text:tab/><text:tab/>"| Points : &lt;&lt;<text:span text:style-name="T4">figurePoints</text:span>&gt;&gt;\r\n"</text:p>
      <text:p text:style-name="P1"/>
      <text:p text:style-name="P1">CLICKED : Give figure click info from any user and send this information to all <text:tab/>participants.</text:p>
      <text:p text:style-name="P1"/>
      <text:p text:style-name="P1"><text:tab/><text:span text:style-name="T12">User Message :</text:span></text:p>
      <text:p text:style-name="P1"><text:tab/><text:tab/>"[<text:span text:style-name="T12">CMD</text:span>] - <text:span text:style-name="T12">CLICKED</text:span> " +</text:p>
      <text:p text:style-name="P1"><text:s text:c="4"/><text:tab/><text:tab/>"| <text:span text:style-name="T12">Time</text:span> : &lt;&lt;<text:span text:style-name="T3">clickTime</text:span>&gt;&gt; " +</text:p>
      <text:p text:style-name="P1"><text:s text:c="4"/><text:tab/><text:tab/>"| FigureCreation : &lt;&lt;<text:span text:style-name="T3">figureCreatedAt</text:span>&gt;&gt; \r\n"</text:p>
      <text:p text:style-name="P1"/>
      <text:p text:style-name="P1"><text:tab/><text:span text:style-name="T12">Participant Message From Server (Accept – to all participants) :</text:span></text:p>
      <text:p text:style-name="P1"><text:tab/><text:tab/>"[SYS] - &lt;&lt;<text:span text:style-name="T3">sender</text:span>&gt;&gt; <text:span text:style-name="T12">CLICKED</text:span> " +</text:p>
      <text:p text:style-name="P1"><text:tab/><text:tab/>"| <text:span text:style-name="T12">Time</text:span> : &lt;&lt;<text:span text:style-name="T3">clickTime</text:span>&gt;&gt; " +</text:p>
      <text:p text:style-name="P1"><text:s text:c="4"/><text:tab/><text:tab/>"| FigureCreation : &lt;&lt;<text:span text:style-name="T3">figureCreatedAt</text:span>&gt;&gt; \r\n"</text:p>
      <text:p text:style-name="P1"/>
      <text:p text:style-name="P1"><text:tab/><text:span text:style-name="T14">Participant Message From Server (Reject – to sender) :</text:span></text:p>
      <text:p text:style-name="P1"><text:tab/><text:tab/><text:span text:style-name="T10">"[SYS] - ALREADY_CLICKED\n"</text:span></text:p>
      <text:p text:style-name="P1"/>
      <text:p text:style-name="P4">RESULT : Calculate clicked figure count by server and control <text:span text:style-name="T14">it</text:span>. If every figures were <text:tab/>CLICKED status send to all participants <text:span text:style-name="T14">COLLECT message and participants sends <text:tab/>there points. Server collect them and send as a RESULT.</text:span></text:p>
      <text:p text:style-name="P4"/>
      <text:p text:style-name="P4"><text:tab/><text:span text:style-name="T14">Server Message :</text:span></text:p>
      <text:p text:style-name="P5"><text:tab/><text:tab/>"[SYS] – <text:span text:style-name="T14">COLLECT</text:span>"</text:p>
      <text:p text:style-name="P5"/>
      <text:p text:style-name="P5"><text:tab/><text:span text:style-name="T14">Participant Message :</text:span></text:p>
      <text:p text:style-name="P19"><text:span text:style-name="T13"><text:tab/><text:tab/></text:span>"[CMD] - RESULT | Points : &lt;&lt;<text:span text:style-name="T5">points</text:span>&gt;&gt; \r\n"</text:p>
      <text:p text:style-name="P19"/>
      <text:p text:style-name="P19"><text:tab/><text:span text:style-name="T14">Server Message :</text:span></text:p>
      <text:p text:style-name="P22"><text:tab/><text:tab/>"[<text:span text:style-name="T14">SYS</text:span>] - RESULT - <text:span text:style-name="T5">resultList</text:span> \r\n"</text:p>
      <text:p text:style-name="P22"/>
      <text:p text:style-name="P30">Emre Erinç <text:s text:c="26"/>Catch The Figure <text:s/><text:tab/><text:tab/><text:tab/><text:tab/> <text:s/>[Page 4]</text:p>
      <text:p text:style-name="P30"><text:soft-page-break/><text:s text:c="37"/>Catch The Figure <text:s/><text:tab/><text:tab/><text:tab/><text:tab/> <text:s/>May 2019</text:p>
      <text:p text:style-name="P23"/>
      <text:p text:style-name="P24">3.4. SYS</text:p>
      <text:p text:style-name="P24"><text:tab/>This states includes all server based messages.</text:p>
      <text:p text:style-name="P24"/>
      <text:p text:style-name="P24"/>
      <text:p text:style-name="P24"/>
      <text:p text:style-name="P24"/>
      <text:p text:style-name="P24">3.<text:span text:style-name="T22">5</text:span>. LOG</text:p>
      <text:p text:style-name="P24"><text:tab/>This is not exactly state. Just for logging any transaction for serverside.</text:p>
      <text:p text:style-name="P24"/>
      <text:p text:style-name="P24"><text:tab/><text:span text:style-name="T21">Server Log :</text:span></text:p>
      <text:p text:style-name="P1"><text:span text:style-name="T20"><text:tab/><text:tab/></text:span>"[LOG] - &lt;&lt;<text:span text:style-name="T21">incomingMessageAddress</text:span>&gt;&gt; " +</text:p>
      <text:p text:style-name="P16"><text:tab/><text:tab/>" <text:span text:style-name="T9">all other below messages</text:span><text:span text:style-name="T21"> \r\n"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1">Emre Erinç <text:s text:c="26"/>Catch The Figure <text:s/><text:tab/><text:tab/><text:tab/><text:tab/> <text:s/>[Page 5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Mono" svg:font-family="'Noto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4:51:43.173528412</meta:creation-date>
    <dc:date>2019-05-14T18:24:49.132533654</dc:date>
    <meta:editing-duration>PT1H10M6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5" meta:paragraph-count="136" meta:word-count="729" meta:character-count="6839" meta:non-whitespace-character-count="3949"/>
  </office:meta>
</office:document-meta>
</file>